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T4" style:parent-style-name="段落フォント" style:family="text">
      <style:text-properties fo:color="#FF0000" fo:font-size="24pt" style:font-size-asian="24pt" style:font-size-complex="24pt"/>
    </style:style>
    <style:style style:name="P5" style:parent-style-name="Standard" style:family="paragraph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24pt" style:font-size-asian="24pt" style:font-size-complex="24pt"/>
    </style:style>
    <style:style style:name="P8" style:parent-style-name="Standard" style:family="paragraph">
      <style:text-properties fo:font-size="16pt" style:font-size-asian="16pt" style:font-size-complex="16pt" style:language-asian="ja" style:country-asian="JP"/>
    </style:style>
    <style:style style:name="P9" style:parent-style-name="Standard" style:family="paragraph">
      <style:text-properties fo:font-size="16pt" style:font-size-asian="16pt" style:font-size-complex="16pt" style:language-asian="ja" style:country-asian="JP"/>
    </style:style>
    <style:style style:name="P10" style:parent-style-name="Standard" style:family="paragraph">
      <style:text-properties fo:color="#000000"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 style:language-asian="ja" style:country-asian="JP"/>
    </style:style>
  </office:automatic-styles>
  <office:body>
    <office:text text:use-soft-page-breaks="true">
      <text:p text:style-name="P1"><text:span text:style-name="T2">Progress Report : Week<text:s/></text:span><text:span text:style-name="T3">#</text:span><text:span text:style-name="T4">4</text:span></text:p>
      <text:p text:style-name="P5">Team: Team_Aizu</text:p>
      <text:p text:style-name="P6"/>
      <text:p text:style-name="P7"/>
      <text:p text:style-name="P8">s1250197:</text:p>
      <text:p text:style-name="P9">Phase2の要件定義やアルゴリズムについて話し合った。</text:p>
      <text:p text:style-name="Standard"/>
      <text:p text:style-name="P10">s1250199:</text:p>
      <text:p text:style-name="P11">Phase2の要件定義やアルゴリズムについて話し合った。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柴山叶</dc:creator>
    <meta:creation-date>2018-04-18T09:53:00Z</meta:creation-date>
    <dc:date>2019-05-08T02:52:00Z</dc:date>
    <meta:template xlink:href="Normal.dotm" xlink:type="simple"/>
    <meta:editing-cycles>14</meta:editing-cycles>
    <meta:editing-duration>PT1440S</meta:editing-duration>
    <meta:document-statistic meta:page-count="1" meta:paragraph-count="1" meta:word-count="18" meta:character-count="123" meta:row-count="1" meta:non-whitespace-character-count="106"/>
  </office:meta>
</office:document-meta>
</file>